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45D96A4C7128E1A3D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32fb" officeooo:paragraph-rsid="001e32fb"/>
    </style:style>
    <style:style style:name="P2" style:family="paragraph" style:parent-style-name="Standard">
      <style:text-properties style:font-name="Calibri" fo:font-size="10pt" officeooo:rsid="001b6d1b" officeooo:paragraph-rsid="001b6d1b" style:font-size-asian="10pt" style:font-size-complex="10pt"/>
    </style:style>
    <style:style style:name="P3" style:family="paragraph" style:parent-style-name="Standard">
      <style:text-properties style:font-name="Calibri" fo:font-size="10pt" officeooo:rsid="001b6d1b" officeooo:paragraph-rsid="00234cae" style:font-size-asian="10pt" style:font-size-complex="10pt"/>
    </style:style>
    <style:style style:name="P4" style:family="paragraph" style:parent-style-name="Standard">
      <style:text-properties style:font-name="Calibri" fo:font-size="10pt" officeooo:rsid="001e32fb" officeooo:paragraph-rsid="001e32fb" style:font-size-asian="10pt" style:font-size-complex="10pt"/>
    </style:style>
    <style:style style:name="P5" style:family="paragraph" style:parent-style-name="Standard">
      <style:text-properties style:font-name="Calibri" fo:font-size="10pt" officeooo:rsid="00264862" officeooo:paragraph-rsid="00264862" style:font-size-asian="10pt" style:font-size-complex="10pt"/>
    </style:style>
    <style:style style:name="P6"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7" style:family="paragraph" style:parent-style-name="Standard">
      <style:text-properties style:font-name="Calibri" fo:font-size="10pt" fo:font-weight="normal" officeooo:rsid="00234cae" officeooo:paragraph-rsid="00234cae" style:font-size-asian="10pt" style:font-weight-asian="normal" style:font-size-complex="10pt" style:font-weight-complex="normal"/>
    </style:style>
    <style:style style:name="P8" style:family="paragraph" style:parent-style-name="Standard">
      <style:text-properties style:font-name="Calibri" fo:font-size="10pt" fo:font-weight="normal" officeooo:rsid="002490b9" officeooo:paragraph-rsid="002490b9" style:font-size-asian="10pt" style:font-weight-asian="normal" style:font-size-complex="10pt" style:font-weight-complex="normal"/>
    </style:style>
    <style:style style:name="P9" style:family="paragraph" style:parent-style-name="Standard">
      <style:text-properties style:font-name="Calibri" fo:font-size="10pt" fo:font-weight="normal" officeooo:rsid="002509d8" officeooo:paragraph-rsid="002509d8" style:font-size-asian="10pt" style:font-weight-asian="normal" style:font-size-complex="10pt" style:font-weight-complex="normal"/>
    </style:style>
    <style:style style:name="P10" style:family="paragraph" style:parent-style-name="Standard">
      <style:text-properties style:font-name="Calibri" fo:font-size="14pt" fo:font-weight="bold" officeooo:rsid="001b6d1b" officeooo:paragraph-rsid="001b6d1b" style:font-size-asian="14pt" style:font-weight-asian="bold" style:font-size-complex="14pt" style:font-weight-complex="bold"/>
    </style:style>
    <style:style style:name="P11"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12" style:family="paragraph" style:parent-style-name="Preformatted_20_Text">
      <style:text-properties style:font-name="Calibri"/>
    </style:style>
    <style:style style:name="P13" style:family="paragraph" style:parent-style-name="Standard">
      <style:text-properties style:font-name="Calibri" fo:font-size="10pt" fo:font-weight="normal" officeooo:rsid="00234cae" officeooo:paragraph-rsid="00234cae" style:font-size-asian="10pt" style:font-weight-asian="normal" style:font-size-complex="10pt" style:font-weight-complex="normal"/>
    </style:style>
    <style:style style:name="P14" style:family="paragraph" style:parent-style-name="Standard">
      <style:text-properties style:font-name="Calibri" fo:font-size="10pt" fo:font-weight="normal" officeooo:rsid="002490b9" officeooo:paragraph-rsid="002490b9" style:font-size-asian="10pt" style:font-weight-asian="normal" style:font-size-complex="10pt" style:font-weight-complex="normal"/>
    </style:style>
    <style:style style:name="P15" style:family="paragraph" style:parent-style-name="Standard">
      <style:text-properties style:font-name="Calibri" fo:font-size="10pt" fo:font-weight="normal" officeooo:rsid="002db24a" officeooo:paragraph-rsid="002db24a" style:font-size-asian="8.75pt" style:font-weight-asian="normal" style:font-size-complex="10pt" style:font-weight-complex="normal"/>
    </style:style>
    <style:style style:name="P16" style:family="paragraph" style:parent-style-name="Standard">
      <style:text-properties style:font-name="Calibri" fo:font-size="10pt" fo:font-weight="bold" officeooo:rsid="001e32fb" officeooo:paragraph-rsid="001e32fb" style:font-size-asian="10pt" style:font-weight-asian="bold" style:font-size-complex="10pt" style:font-weight-complex="bold"/>
    </style:style>
    <style:style style:name="P17" style:family="paragraph" style:parent-style-name="Standard">
      <style:text-properties style:font-name="Calibri" fo:font-size="10pt" fo:font-weight="bold" officeooo:rsid="00264862" officeooo:paragraph-rsid="00264862" style:font-size-asian="10pt" style:font-weight-asian="bold" style:font-size-complex="10pt" style:font-weight-complex="bold"/>
    </style:style>
    <style:style style:name="P18"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19" style:family="paragraph" style:parent-style-name="Standard">
      <style:text-properties style:font-name="Calibri" fo:font-size="10pt" officeooo:rsid="001e32fb" officeooo:paragraph-rsid="001e32fb" style:font-size-asian="10pt" style:font-size-complex="10pt"/>
    </style:style>
    <style:style style:name="P20" style:family="paragraph" style:parent-style-name="Standard">
      <style:text-properties style:font-name="Calibri" fo:font-size="10pt" officeooo:rsid="00293342" officeooo:paragraph-rsid="00293342" style:font-size-asian="10pt" style:font-size-complex="10pt"/>
    </style:style>
    <style:style style:name="P21"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22" style:family="paragraph" style:parent-style-name="Standard">
      <style:text-properties style:font-name="Calibri" fo:font-size="10pt" officeooo:rsid="001b6d1b" officeooo:paragraph-rsid="00234cae" style:font-size-asian="10pt" style:font-size-complex="10pt"/>
    </style:style>
    <style:style style:name="P23" style:family="paragraph" style:parent-style-name="Standard">
      <style:text-properties style:font-name="Calibri" fo:font-size="10pt" officeooo:rsid="00264862" officeooo:paragraph-rsid="00264862" style:font-size-asian="10pt" style:font-size-complex="10pt"/>
    </style:style>
    <style:style style:name="P24" style:family="paragraph" style:parent-style-name="Preformatted_20_Text">
      <style:text-properties style:font-name="Calibri"/>
    </style:style>
    <style:style style:name="P25" style:family="paragraph" style:parent-style-name="Preformatted_20_Text">
      <style:text-properties style:font-name="Calibri" fo:font-size="10pt" officeooo:rsid="001e32fb" officeooo:paragraph-rsid="00293342" style:font-size-asian="10pt" style:font-size-complex="10pt"/>
    </style:style>
    <style:style style:name="P26" style:family="paragraph" style:parent-style-name="Preformatted_20_Text">
      <style:text-properties style:font-name="Calibri" fo:font-size="10pt" officeooo:rsid="001e32fb" officeooo:paragraph-rsid="001e32fb" style:font-size-asian="10pt" style:font-size-complex="10pt"/>
    </style:style>
    <style:style style:name="P27" style:family="paragraph" style:parent-style-name="Preformatted_20_Text">
      <style:text-properties style:font-name="Calibri" fo:font-size="10pt" style:font-size-asian="10pt" style:font-size-complex="10pt"/>
    </style:style>
    <style:style style:name="P28" style:family="paragraph" style:parent-style-name="Preformatted_20_Text">
      <style:text-properties style:font-name="Calibri" fo:font-size="10pt" officeooo:rsid="001b6d1b" officeooo:paragraph-rsid="00234cae" style:font-size-asian="10pt" style:font-size-complex="10pt"/>
    </style:style>
    <style:style style:name="P29" style:family="paragraph" style:parent-style-name="Preformatted_20_Text">
      <style:text-properties style:font-name="Calibri" fo:font-size="10pt" officeooo:rsid="001b6d1b" officeooo:paragraph-rsid="002db24a" style:font-size-asian="10pt" style:font-size-complex="10pt"/>
    </style:style>
    <style:style style:name="P30" style:family="paragraph" style:parent-style-name="Preformatted_20_Text">
      <style:text-properties style:font-name="Calibri" fo:font-size="10pt" officeooo:rsid="00264862" officeooo:paragraph-rsid="00264862" style:font-size-asian="10pt" style:font-size-complex="10pt"/>
    </style:style>
    <style:style style:name="P31" style:family="paragraph" style:parent-style-name="Preformatted_20_Text">
      <style:text-properties style:font-name="Calibri" fo:font-size="10pt" officeooo:paragraph-rsid="002db24a" style:font-size-asian="10pt" style:font-size-complex="10pt"/>
    </style:style>
    <style:style style:name="P32" style:family="paragraph" style:parent-style-name="Preformatted_20_Text">
      <style:text-properties style:font-name="Calibri" fo:font-size="10pt" fo:font-weight="bold" officeooo:rsid="001b6d1b" officeooo:paragraph-rsid="00234cae" style:font-size-asian="10pt" style:font-weight-asian="bold" style:font-size-complex="10pt" style:font-weight-complex="bold"/>
    </style:style>
    <style:style style:name="P33" style:family="paragraph" style:parent-style-name="Preformatted_20_Text">
      <style:text-properties style:font-name="Calibri" fo:font-size="10pt" fo:font-weight="bold" officeooo:rsid="00264862" officeooo:paragraph-rsid="00264862" style:font-size-asian="10pt" style:font-weight-asian="bold" style:font-size-complex="10pt" style:font-weight-complex="bold"/>
    </style:style>
    <style:style style:name="P34" style:family="paragraph" style:parent-style-name="Preformatted_20_Text">
      <style:paragraph-properties fo:margin-top="0pt" fo:margin-bottom="14.14pt" loext:contextual-spacing="false"/>
      <style:text-properties style:font-name="Calibri"/>
    </style:style>
    <style:style style:name="P35" style:family="paragraph" style:parent-style-name="Preformatted_20_Text">
      <style:paragraph-properties fo:margin-top="0pt" fo:margin-bottom="14.14pt" loext:contextual-spacing="false"/>
      <style:text-properties style:font-name="Calibri" fo:font-size="10pt" style:font-size-asian="10pt" style:font-size-complex="10pt"/>
    </style:style>
    <style:style style:name="T1" style:family="text">
      <style:text-properties officeooo:rsid="001c8090"/>
    </style:style>
    <style:style style:name="T2" style:family="text">
      <style:text-properties officeooo:rsid="001e32fb"/>
    </style:style>
    <style:style style:name="T3" style:family="text">
      <style:text-properties style:text-position="super 58%"/>
    </style:style>
    <style:style style:name="T4" style:family="text">
      <style:text-properties officeooo:rsid="002191aa"/>
    </style:style>
    <style:style style:name="T5" style:family="text">
      <style:text-properties officeooo:rsid="002490b9"/>
    </style:style>
    <style:style style:name="T6" style:family="text">
      <style:text-properties officeooo:rsid="00264862"/>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93342"/>
    </style:style>
    <style:style style:name="T9" style:family="text">
      <style:text-properties officeooo:rsid="002a1d5b"/>
    </style:style>
    <style:style style:name="T10" style:family="text">
      <style:text-properties officeooo:rsid="002bb18b"/>
    </style:style>
    <style:style style:name="T11" style:family="text">
      <style:text-properties fo:font-weight="bold" style:font-weight-asian="bold" style:font-weight-complex="bold"/>
    </style:style>
    <style:style style:name="T12" style:family="text">
      <style:text-properties fo:font-weight="bold" officeooo:rsid="001b6d1b" style:font-weight-asian="bold" style:font-weight-complex="bold"/>
    </style:style>
    <style:style style:name="T13" style:family="text">
      <style:text-properties officeooo:rsid="002db24a"/>
    </style:style>
    <style:style style:name="T14" style:family="text">
      <style:text-properties officeooo:rsid="002dcf61"/>
    </style:style>
    <style:style style:name="T15" style:family="text">
      <style:text-properties officeooo:rsid="002e9e29"/>
    </style:style>
    <style:style style:name="T16" style:family="text">
      <style:text-properties officeooo:rsid="002ff323"/>
    </style:style>
    <style:style style:name="T17" style:family="text">
      <style:text-properties officeooo:rsid="00318ddc"/>
    </style:style>
    <style:style style:name="T18" style:family="text">
      <style:text-properties officeooo:rsid="00318f05"/>
    </style:style>
    <style:style style:name="T19" style:family="text">
      <style:text-properties officeooo:rsid="0031a953"/>
    </style:style>
    <style:style style:name="fr1" style:family="graphic" style:parent-style-name="Graphics">
      <style:graphic-properties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gital Design VHDL Project <text:span text:style-name="T1">R</text:span>eport</text:p>
      <text:p text:style-name="P2"/>
      <text:p text:style-name="P11">Introduction</text:p>
      <text:p text:style-name="P2"/>
      <text:p text:style-name="P2">The aim of this project was to create a peak <text:span text:style-name="T14">detector</text:span> that when fed a series of hexadecimal data values the peak value was <text:span text:style-name="T14">identified</text:span> along with the proceeding and previous 3 values. This detector is run on a Xilinx X5 FPGA development</text:p>
      <text:p text:style-name="P2">board and communications between the board and desktop computer is handled via the UART RS-232 protocol. Along with the main feature of peak detection, the system had to respond to certain input commands and produce results as requested. These features are detailed below.</text:p>
      <text:p text:style-name="P2"/>
      <text:p text:style-name="P11">Group</text:p>
      <text:p text:style-name="P2"/>
      <text:p text:style-name="P2">As group 17, <text:span text:style-name="T14">o</text:span>ur four person group consisted of Daryl White, Alexander Hamilton, Sylvia Betrosian and Adreas Michaelides. We met <text:span text:style-name="T2">initially </text:span>to discuss the project and split up into pairs <text:span text:style-name="T14">to</text:span> work on the Data <text:span text:style-name="T14">P</text:span>rocessor and <text:span text:style-name="T14">C</text:span>ommand <text:span text:style-name="T14">P</text:span>rocessor. Daryl White and Alexander Hamilton designed and built the Data Processor and Sylvia Betrosian and Adreas Michaelides designed and built the Command <text:span text:style-name="T4">Processor.</text:span></text:p>
      <text:p text:style-name="P2"/>
      <text:p text:style-name="P11">Plan</text:p>
      <text:p text:style-name="P2"/>
      <text:p text:style-name="P2">A large part of this assignment was learning to break down large portions of the project into smaller tasks that could be allocated to each group member and the experience of coordinating work efforts so that each component integrated correctly once the final system was built.</text:p>
      <text:p text:style-name="P2"/>
      <text:p text:style-name="P2">Our group decided to meet every two weeks to discuss progress and problems and, before the interim deadline, test the interaction of the data processor and command processor.</text:p>
      <text:p text:style-name="P2"/>
      <text:p text:style-name="P2">Within each two person team a <text:span text:style-name="T2">Gantt</text:span> chart was drawn up to plan when each segment of the respective processor should be completed by.</text:p>
      <text:p text:style-name="P2"/>
      <text:p text:style-name="P2"><text:span text:style-name="T2">Gantt</text:span> Chart and key milestone dates.</text:p>
      <text:p text:style-name="P2"/>
      <text:p text:style-name="P2">The key milestones for this project were the interim assignment deadline (working code and report) on Friday 24<text:span text:style-name="T3">th</text:span> March and the final synthesised deadline on 28th April and the presentation date of </text:p>
      <text:p text:style-name="P2"/>
      <text:p text:style-name="P11">Data Processor</text:p>
      <text:p text:style-name="P6"/>
      <text:p text:style-name="P7">The first step in designing the data processor was to understand the function<text:span text:style-name="T5">ality</text:span> required then <text:span text:style-name="T5">implement this in a state machine.</text:span></text:p>
      <text:p text:style-name="P7"/>
      <text:p text:style-name="P8">Below is the <text:span text:style-name="T15">finite</text:span> state machine diagram.</text:p>
      <text:p text:style-name="P8"/>
      <text:p text:style-name="P8">This was then converted to an ASM chart so the states could be created using simple conditionals in VHDL.</text:p>
      <text:p text:style-name="P8"/>
      <text:p text:style-name="P8">Below is the ASM Chart</text:p>
      <text:p text:style-name="P8"/>
      <text:p text:style-name="P8"><draw:frame draw:style-name="fr1" draw:name="Image1" text:anchor-type="paragraph" svg:width="380.81pt" svg:height="723.15pt" draw:z-index="0"><draw:image xlink:href="Pictures/10000201000002260000045D96A4C7128E1A3D43.png" xlink:type="simple" xlink:show="embed" xlink:actuate="onLoad"/></draw:frame><text:soft-page-break/></text:p>
      <text:p text:style-name="P6"><text:soft-page-break/></text:p>
      <text:p text:style-name="P9"/>
      <text:p text:style-name="P6"/>
      <text:p text:style-name="P7">To explain the data processor we have broken this section into architecture, signals and processes and gone into detail about our choices within each section.</text:p>
      <text:p text:style-name="P7"/>
      <text:p text:style-name="P16">Architecture</text:p>
      <text:p text:style-name="P4"/>
      <text:p text:style-name="P20">We decided to use a single architecture called ‘dataConsume’, we initially considered multiple architectures for modularity but felt that this would increase complexity and possible duplication of signals.</text:p>
      <text:p text:style-name="P26"/>
      <text:p text:style-name="P17">States</text:p>
      <text:p text:style-name="P4"/>
      <text:p text:style-name="P5">The follow states where used in our state machine</text:p>
      <text:p text:style-name="P4"/>
      <text:p text:style-name="P25"><text:span text:style-name="T6">1) </text:span>init – <text:span text:style-name="T8">This is the initial state that waits for the ‘start’ signal to arrive from the command processor before moving on to ‘dataRequest’</text:span></text:p>
      <text:p text:style-name="P25"/>
      <text:p text:style-name="P25"><text:span text:style-name="T6">2) </text:span>dataRequest – <text:span text:style-name="T9">Second state that is conditional upon a signal ‘dataArrived’ which signifies when data is being received from the data generator.</text:span></text:p>
      <text:p text:style-name="P25"/>
      <text:p text:style-name="P25"><text:span text:style-name="T6">3)</text:span>sendBytes – <text:span text:style-name="T9">Third state checks for the end condition of all data being received from the data generator before moving onto the peak byte assignment.</text:span></text:p>
      <text:p text:style-name="P25"/>
      <text:p text:style-name="P25"><text:span text:style-name="T6">4)</text:span>assignPeak – <text:span text:style-name="T10">Forth state that assigns the peak byte, three preceding bytes and three post bytes.</text:span></text:p>
      <text:p text:style-name="P25"/>
      <text:p text:style-name="P25"><text:span text:style-name="T6">5)</text:span>sendPeak – <text:span text:style-name="T10">Fifth state, this is the final state that sends the results to the command processor and returns to the initial state.</text:span></text:p>
      <text:p text:style-name="P4"/>
      <text:p text:style-name="P16">Signals</text:p>
      <text:p text:style-name="P4"/>
      <text:p text:style-name="P12">curState, nextState: state_type; - Used for moving through the state machine</text:p>
      <text:p text:style-name="P12"/>
      <text:p text:style-name="P12">numWordsReg: BCD_ARRAY_TYPE(2 downto 0); -Stores ‘numWords’ in a register.</text:p>
      <text:p text:style-name="P12"/>
      <text:p text:style-name="P12">integerPosistion3,integerPosistion2,integerPosistion1, totalSum : integer; - Integers involved in ‘numWords’.</text:p>
      <text:p text:style-name="P12"/>
      <text:p text:style-name="P12">N: integer := 0; - Controls the allocation of the data into the array.</text:p>
      <text:p text:style-name="P12"/>
      <text:p text:style-name="P12">resetN: std_logic; - <text:span text:style-name="T13">R</text:span>esets ‘N’ back to zero when in ‘init’ <text:span text:style-name="T13">state.</text:span></text:p>
      <text:p text:style-name="P12"/>
      <text:p text:style-name="P12">beginRequest, endRequest: std_logic; <text:s/>- Tell the processor to stop and start requesting data from the generator.</text:p>
      <text:p text:style-name="P12"/>
      <text:p text:style-name="P12">totalDataArray : CHAR_ARRAY_TYPE(0 to 999); <text:s/>Stores every byte <text:span text:style-name="T13">received.</text:span></text:p>
      <text:p text:style-name="P12"/>
      <text:p text:style-name="P12">rollingPeakBin : signed(7 downto 0) := "10000001"; <text:s/>- Peak byte in binary.</text:p>
      <text:p text:style-name="P12"/>
      <text:p text:style-name="P12">peakIndex: integer; --Index of peak byte ## Just remember that maxIndex is BCD_ARRAY_TYPE ##</text:p>
      <text:p text:style-name="P12"/>
      <text:p text:style-name="P12">ctrl_2Delayed, ctrl_2Detection: std_logic; <text:s/>- Ctrl_2 detection signals.</text:p>
      <text:p text:style-name="P12"/>
      <text:p text:style-name="P12">resultsValid, byteReady: std_logic; - ByteReady is not used*</text:p>
      <text:p text:style-name="P12"/>
      <text:p text:style-name="P12">dataArrived: std_logic; - Check that data has started to be allocated into the global array.</text:p>
      <text:p text:style-name="P12"/>
      <text:p text:style-name="P34">conversionComplete: std_logic; <text:s/>- Check that ‘peakIndex’ has been converted into a <text:span text:style-name="T13">BCD</text:span> format.</text:p>
      <text:p text:style-name="P4"><text:soft-page-break/><text:span text:style-name="T11">Processes</text:span></text:p>
      <text:p text:style-name="P2"/>
      <text:p text:style-name="P31"><text:span text:style-name="T12">Processes handling the state machine</text:span></text:p>
      <text:p text:style-name="P31"><text:span text:style-name="T12"/></text:p>
      <text:p text:style-name="P31">state_reg: process(clk, reset) <text:s/>- <text:span text:style-name="T16">This process returns the state machine to the initial state upon the reset signal going high and changes the current state to the next state on the clock edge.</text:span></text:p>
      <text:p text:style-name="P3"/>
      <text:p text:style-name="P28">state_order: process(clk,curState) – <text:span text:style-name="T17">The main state machine process, this is responsible for executing conditionals in each state.</text:span></text:p>
      <text:p text:style-name="P3"/>
      <text:p text:style-name="P28">combinational_output:process(curState) – <text:span text:style-name="T17">As we are using Moore architecture this process provides the outputs for the states.</text:span></text:p>
      <text:p text:style-name="P3"/>
      <text:p text:style-name="P32"><text:s/>Processes handling numWords_BCD</text:p>
      <text:p text:style-name="P27"/>
      <text:p text:style-name="P35">register_numWords:process(start, clk) -- Registers the data from numWords when Start = 1</text:p>
      <text:p text:style-name="P28">convert_numWords:process(numWordsReg, reset) --Converting each BCD value into a digit</text:p>
      <text:p text:style-name="P3"/>
      <text:p text:style-name="P28">summing_numWords:process(integerPosistion1, integerPosistion2, integerPosistion3) -- summing the digits to convert from BCD to an integer</text:p>
      <text:p text:style-name="P3"/>
      <text:p text:style-name="P32">Processes handling the handshaking protocol <text:s/></text:p>
      <text:p text:style-name="P3"/>
      <text:p text:style-name="P28">request_data:process(CLK, reset, resetN) – <text:span text:style-name="T18">This process implements the handshaking between the data processor and data generator and requests data as required.</text:span></text:p>
      <text:p text:style-name="P28"/>
      <text:p text:style-name="P28">delay_ctrl_2:process(clk) – <text:span text:style-name="T19">This process generates a delayed version of the port ctrlIn for event detection purposes.</text:span></text:p>
      <text:p text:style-name="P28"/>
      <text:p text:style-name="P32">Storing data processes </text:p>
      <text:p text:style-name="P32"/>
      <text:p text:style-name="P28">send_byte:process(totalDataArray,clk)</text:p>
      <text:p text:style-name="P28"/>
      <text:p text:style-name="P29">global_data_array: process(clk,beginRequest) --Transmitting is a signal that shows when data is being sent from data</text:p>
      <text:p text:style-name="P29">gen</text:p>
      <text:p text:style-name="P28"/>
      <text:p text:style-name="P33">detector actually starts comparing values</text:p>
      <text:p text:style-name="P33"/>
      <text:p text:style-name="P35">detector: process(clk,totalDataArray, reset, resetN) <text:s text:c="3"/></text:p>
      <text:p text:style-name="P30">peakIndex_to_BCD:process(peakIndex, clk, reset)</text:p>
      <text:p text:style-name="P5"/>
      <text:p text:style-name="P30">requested_results: process(reset, resultsValid)--the peak index will be in BCD format so not sure how correct this will be (Alex)</text:p>
      <text:p text:style-name="P5"/>
      <text:p text:style-name="P5"/>
      <text:p text:style-name="P5"><text:span text:style-name="T7">GitHub</text:span> – We used git for our version control system and our code is available on github at https://github.com/darylw357/digital_design_group</text:p>
      <text:p text:style-name="P3"/>
      <text:p text:style-name="P5">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2"/>
      <text:p text:style-name="P6"/>
      <text:p text:style-name="P6"/>
      <text:p text:style-name="P6"/>
      <text:p text:style-name="P6"/>
      <text:p text:style-name="P6"><text:soft-page-break/></text:p>
      <text:p text:style-name="P6"/>
      <text:p text:style-name="P6"/>
      <text:p text:style-name="P11">Command Processor</text:p>
      <text:p text:style-name="P2"/>
      <text:p text:style-name="P2">Group to add their <text:span text:style-name="T13">report</text:span> here.</text:p>
      <text:p text:style-name="P11"/>
      <text:p text:style-name="P11">Conclusion</text:p>
      <text:p text:style-name="P11"/>
      <text:p text:style-name="P15">This digital design project provided challenges in designing a complex system within the VHD language and working within unfamiliar groups to achieve a common goal. However we , as a group, felt that overall this project was successful in implementing the required specification of a hexadecimal data peak detector on Xilinx hardwar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text-properties officeooo:rsid="001e32fb" officeooo:paragraph-rsid="001e32fb"/>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8:56:32.042000000</meta:creation-date>
    <dc:date>2017-03-17T16:51:27.749000000</dc:date>
    <meta:editing-duration>PT2H15M36S</meta:editing-duration>
    <meta:editing-cycles>15</meta:editing-cycles>
    <meta:generator>LibreOffice/5.2.2.2$Windows_x86 LibreOffice_project/8f96e87c890bf8fa77463cd4b640a2312823f3ad</meta:generator>
    <meta:document-statistic meta:table-count="0" meta:image-count="1" meta:object-count="0" meta:page-count="5" meta:paragraph-count="67" meta:word-count="998" meta:character-count="6686" meta:non-whitespace-character-count="5734"/>
  </office:meta>
</office:document-meta>
</file>